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WWNum2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WWNum2">
      <style:text-properties style:font-name="Liberation Serif" fo:font-size="16pt" fo:font-weight="bold" officeooo:paragraph-rsid="00100bdb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Serif" fo:font-size="16pt" fo:font-weight="bold" officeooo:rsid="001f4423" officeooo:paragraph-rsid="00100bdb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Liberation Serif" fo:font-size="16pt" fo:font-weight="bold" officeooo:rsid="001f4423" officeooo:paragraph-rsid="00100bdb" style:font-name-asian="Aptos1" style:font-size-asian="16pt" style:font-weight-asian="bold" style:font-name-complex="Aptos1" style:font-size-complex="16pt" style:font-weight-complex="bold"/>
    </style:style>
    <style:style style:name="P7" style:family="paragraph" style:parent-style-name="Table_20_Contents">
      <style:text-properties style:font-name="Liberation Serif" fo:font-size="16pt" officeooo:rsid="001f4423" officeooo:paragraph-rsid="00100bdb" style:font-name-asian="Aptos1" style:font-size-asian="16pt" style:font-name-complex="Aptos1" style:font-size-complex="16pt"/>
    </style:style>
    <style:style style:name="P8" style:family="paragraph" style:parent-style-name="Standard">
      <style:text-properties style:font-name="Liberation Serif" fo:font-size="16pt" fo:language="en" fo:country="US" fo:font-weight="bold" officeooo:paragraph-rsid="00100bdb" style:font-name-asian="Aptos1" style:font-size-asian="16pt" style:font-weight-asian="bold" style:font-name-complex="Aptos1" style:font-size-complex="16pt" style:font-weight-complex="bold"/>
    </style:style>
    <style:style style:name="P9" style:family="paragraph" style:parent-style-name="Standard" style:list-style-name="WWNum2">
      <style:text-properties style:font-name="Liberation Serif" fo:font-size="16pt" fo:font-weight="bold" officeooo:paragraph-rsid="0011f849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erif" fo:font-size="16pt" fo:language="en" fo:country="US" fo:font-weight="bold" officeooo:rsid="00201a72" officeooo:paragraph-rsid="0011f849" style:font-name-asian="Aptos1" style:font-size-asian="16pt" style:font-weight-asian="bold" style:font-name-complex="Aptos1" style:font-size-complex="16pt" style:font-weight-complex="bold"/>
    </style:style>
    <style:style style:name="P11" style:family="paragraph" style:parent-style-name="Standard" style:list-style-name="L2">
      <style:text-properties style:font-name="Liberation Serif" fo:font-size="16pt" fo:language="en" fo:country="US" fo:font-weight="normal" officeooo:rsid="00201a72" officeooo:paragraph-rsid="0011f849" style:font-name-asian="Aptos1" style:font-size-asian="16pt" style:font-weight-asian="normal" style:font-name-complex="Aptos1" style:font-size-complex="16pt" style:font-weight-complex="normal"/>
    </style:style>
    <style:style style:name="P12" style:family="paragraph" style:parent-style-name="Standard">
      <style:text-properties style:font-name="Liberation Serif" fo:font-size="16pt" fo:language="en" fo:country="US" fo:font-weight="normal" officeooo:rsid="00201a72" officeooo:paragraph-rsid="0011f849" style:font-name-asian="Aptos1" style:font-size-asian="16pt" style:font-weight-asian="normal" style:font-name-complex="Aptos1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467a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s &amp; Deliverables</text:p>
      <text:p text:style-name="P1">1. Create a Business Requirement Document (BRD)</text:p>
      <text:p text:style-name="Standard">Using the structured content provided, interns must prepare:</text:p>
      <text:p text:style-name="Standard"/>
      <text:list text:style-name="WWNum2">
        <text:list-item>
          <text:p text:style-name="P2">Purpose of the School App</text:p>
        </text:list-item>
      </text:list>
      <text:p text:style-name="Standard"><text:span text:style-name="T1">=&gt;</text:span> <text:span text:style-name="T2">The School Management Application is designed to digit</text:span><text:span text:style-name="T3">ialize</text:span><text:span text:style-name="T2"> and streamline Everyday school operations including student records, attendance, examinations, timetable scheduling, fee tracking, </text:span><text:span text:style-name="T3">an</text:span><text:span text:style-name="T2">d communication among teachers, parents, and students. The aim is to improve accuracy, reduce manual work, and increase transparency within the school system. </text:span></text:p>
      <text:p text:style-name="Standard"/>
      <text:list text:continue-numbering="true" text:style-name="WWNum2">
        <text:list-item>
          <text:p text:style-name="P2">Business Problems</text:p>
        </text:list-item>
      </text:list>
      <text:p text:style-name="Standard">=&gt;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Problem</text:p>
          </table:table-cell>
          <table:table-cell table:style-name="Table2.A1" office:value-type="string">
            <text:p text:style-name="P1">Description</text:p>
          </table:table-cell>
          <table:table-cell table:style-name="Table2.C1" office:value-type="string">
            <text:p text:style-name="P1">Impact</text:p>
          </table:table-cell>
        </table:table-row>
        <table:table-row>
          <table:table-cell table:style-name="Table2.A2" office:value-type="string">
            <text:p text:style-name="Standard">Manual attendance marking</text:p>
          </table:table-cell>
          <table:table-cell table:style-name="Table2.A2" office:value-type="string">
            <text:p text:style-name="Standard">Paper-based process</text:p>
          </table:table-cell>
          <table:table-cell table:style-name="Table2.C2" office:value-type="string">
            <text:p text:style-name="Standard">Errors and time=consuming</text:p>
          </table:table-cell>
        </table:table-row>
        <table:table-row>
          <table:table-cell table:style-name="Table2.A2" office:value-type="string">
            <text:p text:style-name="Standard">Poor Information tracking</text:p>
          </table:table-cell>
          <table:table-cell table:style-name="Table2.A2" office:value-type="string">
            <text:p text:style-name="Standard">Student data &amp; marks stored manually</text:p>
          </table:table-cell>
          <table:table-cell table:style-name="Table2.C2" office:value-type="string">
            <text:p text:style-name="Standard">Data loss risk, inefficiency</text:p>
          </table:table-cell>
        </table:table-row>
        <table:table-row>
          <table:table-cell table:style-name="Table2.A2" office:value-type="string">
            <text:p text:style-name="Standard">Delayed fee updates </text:p>
          </table:table-cell>
          <table:table-cell table:style-name="Table2.A2" office:value-type="string">
            <text:p text:style-name="Standard">No transparent tracking for parents</text:p>
          </table:table-cell>
          <table:table-cell table:style-name="Table2.C2" office:value-type="string">
            <text:p text:style-name="Standard">Late payments &amp; conflicts</text:p>
          </table:table-cell>
        </table:table-row>
        <table:table-row>
          <table:table-cell table:style-name="Table2.A2" office:value-type="string">
            <text:p text:style-name="Standard">Weak communication</text:p>
          </table:table-cell>
          <table:table-cell table:style-name="Table2.A2" office:value-type="string">
            <text:p text:style-name="Standard">Parents not informed on time</text:p>
          </table:table-cell>
          <table:table-cell table:style-name="Table2.C2" office:value-type="string">
            <text:p text:style-name="Standard">Lower student performance</text:p>
          </table:table-cell>
        </table:table-row>
        <table:table-row>
          <table:table-cell table:style-name="Table2.A2" office:value-type="string">
            <text:p text:style-name="Standard">Hard to manage results</text:p>
          </table:table-cell>
          <table:table-cell table:style-name="Table2.A2" office:value-type="string">
            <text:p text:style-name="Standard">Manual calculation &amp; report cards</text:p>
          </table:table-cell>
          <table:table-cell table:style-name="Table2.C2" office:value-type="string">
            <text:p text:style-name="Standard">Mistakes &amp; delays</text:p>
          </table:table-cell>
        </table:table-row>
      </table:table>
      <text:p text:style-name="Standard"/>
      <text:p text:style-name="Standard"/>
      <text:list xml:id="list164447142397582" text:continue-numbering="true" text:style-name="WWNum2">
        <text:list-item>
          <text:p text:style-name="P2">Business Goals</text:p>
        </text:list-item>
      </text:list>
      <text:p text:style-name="Standard">=&gt;<text:span text:style-name="T2">Automate school operations</text:span></text:p>
      <text:list text:style-name="L1">
        <text:list-item>
          <text:p text:style-name="P3">Improve communication between teachers and parents</text:p>
        </text:list-item>
        <text:list-item>
          <text:p text:style-name="P3">Maintain centralized and secure school data</text:p>
        </text:list-item>
        <text:list-item>
          <text:p text:style-name="P3">Improve timely fee collection and tracking Provide easy student performance monitoring </text:p>
        </text:list-item>
        <text:list-item>
          <text:p text:style-name="P3">Reduce workload of teachers and admin staff</text:p>
        </text:list-item>
      </text:list>
      <text:p text:style-name="Standard"/>
      <text:list text:continue-list="list164447142397582" text:style-name="WWNum2">
        <text:list-item>
          <text:p text:style-name="P4"><text:soft-page-break/>Stakeholder List (with responsibilities)</text:p>
        </text:list-item>
      </text:list>
      <text:p text:style-name="P5">=&gt;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Stakeholder</text:p>
          </table:table-cell>
          <table:table-cell table:style-name="Table3.B1" office:value-type="string">
            <text:p text:style-name="P6">Responsibilities</text:p>
          </table:table-cell>
        </table:table-row>
        <table:table-row>
          <table:table-cell table:style-name="Table3.A2" office:value-type="string">
            <text:p text:style-name="P7">Admin</text:p>
          </table:table-cell>
          <table:table-cell table:style-name="Table3.B2" office:value-type="string">
            <text:p text:style-name="P7">Full data control, user management</text:p>
          </table:table-cell>
        </table:table-row>
        <table:table-row>
          <table:table-cell table:style-name="Table3.A2" office:value-type="string">
            <text:p text:style-name="P7">Principal</text:p>
          </table:table-cell>
          <table:table-cell table:style-name="Table3.B2" office:value-type="string">
            <text:p text:style-name="P7">Monitor school performance and reports</text:p>
          </table:table-cell>
        </table:table-row>
        <table:table-row>
          <table:table-cell table:style-name="Table3.A2" office:value-type="string">
            <text:p text:style-name="P7">Teachers</text:p>
          </table:table-cell>
          <table:table-cell table:style-name="Table3.B2" office:value-type="string">
            <text:p text:style-name="P7">Attendance, exams, marks, assignments</text:p>
          </table:table-cell>
        </table:table-row>
        <table:table-row>
          <table:table-cell table:style-name="Table3.A2" office:value-type="string">
            <text:p text:style-name="P7">Students</text:p>
          </table:table-cell>
          <table:table-cell table:style-name="Table3.B2" office:value-type="string">
            <text:p text:style-name="P7">Learn, view marks &amp; timetable</text:p>
          </table:table-cell>
        </table:table-row>
        <table:table-row>
          <table:table-cell table:style-name="Table3.A2" office:value-type="string">
            <text:p text:style-name="P7">Parents</text:p>
          </table:table-cell>
          <table:table-cell table:style-name="Table3.B2" office:value-type="string">
            <text:p text:style-name="P7">Track child progress &amp; fee status</text:p>
          </table:table-cell>
        </table:table-row>
        <table:table-row>
          <table:table-cell table:style-name="Table3.A2" office:value-type="string">
            <text:p text:style-name="P7">Accountant</text:p>
          </table:table-cell>
          <table:table-cell table:style-name="Table3.B2" office:value-type="string">
            <text:p text:style-name="P7">Fee management &amp; financial reports</text:p>
          </table:table-cell>
        </table:table-row>
      </table:table>
      <text:p text:style-name="P8"/>
      <text:list text:continue-numbering="true" text:style-name="WWNum2">
        <text:list-item>
          <text:p text:style-name="P9">High-Level Features of the System</text:p>
        </text:list-item>
      </text:list>
      <text:p text:style-name="P10">=&gt;<text:span text:style-name="T2">Secure Login &amp; Role-based Access</text:span></text:p>
      <text:list text:style-name="L2">
        <text:list-item>
          <text:p text:style-name="P11">Student Information System</text:p>
        </text:list-item>
        <text:list-item>
          <text:p text:style-name="P11">Timetable Scheduling</text:p>
        </text:list-item>
        <text:list-item>
          <text:p text:style-name="P11">Attendance Management</text:p>
        </text:list-item>
        <text:list-item>
          <text:p text:style-name="P11">Examination &amp; Result Generation</text:p>
        </text:list-item>
        <text:list-item>
          <text:p text:style-name="P11">Fees &amp; Payments Management </text:p>
        </text:list-item>
        <text:list-item>
          <text:p text:style-name="P11">Teacher Portal for academics</text:p>
        </text:list-item>
        <text:list-item>
          <text:p text:style-name="P11">Parent portal for communication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6pt" fo:language="en" fo:country="US" fo:font-weight="normal" officeooo:rsid="001f4423" style:font-name-asian="Aptos1" style:font-family-asian="Aptos" style:font-family-generic-asian="system" style:font-pitch-asian="variable" style:font-size-asian="16pt" style:font-weight-asian="normal" style:font-name-complex="Aptos1" style:font-family-complex="Aptos" style:font-family-generic-complex="system" style:font-pitch-complex="variable" style:font-size-complex="16pt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64" style:display-name="ListLabel 64" style:family="text">
      <style:text-properties style:font-name="Aptos" fo:font-family="Aptos" style:font-family-generic="roman" style:font-pitch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="Aptos" fo:font-family="Aptos" style:font-family-generic="roman" style:font-pitch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="Aptos" fo:font-family="Aptos" style:font-family-generic="roman" style:font-pitch="variable"/>
    </style:style>
    <style:style style:name="ListLabel_20_71" style:display-name="ListLabel 71" style:family="text"/>
    <style:style style:name="ListLabel_20_72" style:display-name="ListLabel 7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6:10:22.190346700</meta:creation-date>
    <meta:generator>LibreOffice/25.8.3.2$Windows_x86 LibreOffice_project/8ca8d55c161d602844f5428fa4b58097424e324e</meta:generator>
    <dc:date>2025-12-07T16:44:43.503631800</dc:date>
    <meta:editing-duration>PT7M32S</meta:editing-duration>
    <meta:editing-cycles>1</meta:editing-cycles>
    <meta:document-statistic meta:table-count="2" meta:image-count="0" meta:object-count="0" meta:page-count="2" meta:paragraph-count="56" meta:word-count="257" meta:character-count="1785" meta:non-whitespace-character-count="1596"/>
  </office:meta>
</office:document-meta>
</file>